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Standard">
      <style:text-properties officeooo:rsid="005cb3af" officeooo:paragraph-rsid="005cb3af"/>
    </style:style>
    <style:style style:name="P3" style:family="paragraph" style:parent-style-name="Standard">
      <style:text-properties officeooo:rsid="005cb3af" officeooo:paragraph-rsid="00625134"/>
    </style:style>
    <style:style style:name="P4" style:family="paragraph" style:parent-style-name="Standard">
      <style:text-properties officeooo:paragraph-rsid="005cb3af"/>
    </style:style>
    <style:style style:name="P5" style:family="paragraph" style:parent-style-name="Standard">
      <style:text-properties officeooo:rsid="005ddcea" officeooo:paragraph-rsid="005e1c1a"/>
    </style:style>
    <style:style style:name="P6" style:family="paragraph" style:parent-style-name="Standard">
      <style:text-properties officeooo:rsid="005fac67" officeooo:paragraph-rsid="00603d8a"/>
    </style:style>
    <style:style style:name="P7" style:family="paragraph" style:parent-style-name="Standard">
      <style:text-properties officeooo:paragraph-rsid="005fac67"/>
    </style:style>
    <style:style style:name="P8" style:family="paragraph" style:parent-style-name="Standard">
      <style:text-properties style:text-underline-style="solid" style:text-underline-width="auto" style:text-underline-color="font-color" officeooo:rsid="005cb3af" officeooo:paragraph-rsid="005cb3af"/>
    </style:style>
    <style:style style:name="P9" style:family="paragraph" style:parent-style-name="Standard">
      <style:text-properties style:text-underline-style="solid" style:text-underline-width="auto" style:text-underline-color="font-color" officeooo:rsid="005ddcea" officeooo:paragraph-rsid="005ddcea"/>
    </style:style>
    <style:style style:name="P10" style:family="paragraph" style:parent-style-name="Standard">
      <style:text-properties style:text-underline-style="solid" style:text-underline-width="auto" style:text-underline-color="font-color" officeooo:rsid="005fac67" officeooo:paragraph-rsid="005fac67"/>
    </style:style>
    <style:style style:name="P11" style:family="paragraph" style:parent-style-name="Standard">
      <style:text-properties officeooo:rsid="00603d8a" officeooo:paragraph-rsid="00603d8a"/>
    </style:style>
    <style:style style:name="P12" style:family="paragraph" style:parent-style-name="Standard">
      <style:text-properties officeooo:rsid="0065362f" officeooo:paragraph-rsid="0065362f"/>
    </style:style>
    <style:style style:name="P13" style:family="paragraph" style:parent-style-name="Standard">
      <style:paragraph-properties fo:text-align="start" style:justify-single-word="false"/>
      <style:text-properties officeooo:rsid="0065362f" officeooo:paragraph-rsid="0065362f"/>
    </style:style>
    <style:style style:name="P14" style:family="paragraph" style:parent-style-name="Standard">
      <style:paragraph-properties fo:text-align="center" style:justify-single-word="false"/>
    </style:style>
    <style:style style:name="P15" style:family="paragraph" style:parent-style-name="Standard">
      <style:paragraph-properties fo:text-align="start" style:justify-single-word="false"/>
    </style:style>
    <style:style style:name="P16" style:family="paragraph" style:parent-style-name="Standard">
      <style:text-properties officeooo:paragraph-rsid="0066d936"/>
    </style:style>
    <style:style style:name="P17" style:family="paragraph" style:parent-style-name="numbering01" style:list-style-name="">
      <style:text-properties fo:font-style="italic" style:font-style-asian="italic" style:font-style-complex="italic"/>
    </style:style>
    <style:style style:name="P18" style:family="paragraph" style:parent-style-name="numbering01" style:list-style-name="">
      <style:text-properties fo:font-style="italic" officeooo:rsid="0072bd34" officeooo:paragraph-rsid="0072bd34" style:font-style-asian="italic" style:font-style-complex="italic"/>
    </style:style>
    <style:style style:name="T1" style:family="text">
      <style:text-properties officeooo:rsid="000a92d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08b3d" style:font-weight-asian="bold" style:font-weight-complex="bold"/>
    </style:style>
    <style:style style:name="T4" style:family="text">
      <style:text-properties fo:font-weight="bold" officeooo:rsid="005cb3af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5cb3af" style:font-weight-asian="normal" style:font-weight-complex="normal"/>
    </style:style>
    <style:style style:name="T7" style:family="text">
      <style:text-properties fo:font-weight="normal" officeooo:rsid="005e1c1a" style:font-weight-asian="normal" style:font-weight-complex="normal"/>
    </style:style>
    <style:style style:name="T8" style:family="text">
      <style:text-properties fo:font-weight="normal" officeooo:rsid="005e7815" style:font-weight-asian="normal" style:font-weight-complex="normal"/>
    </style:style>
    <style:style style:name="T9" style:family="text">
      <style:text-properties fo:font-weight="normal" officeooo:rsid="005fac67" style:font-weight-asian="normal" style:font-weight-complex="normal"/>
    </style:style>
    <style:style style:name="T10" style:family="text">
      <style:text-properties fo:font-weight="normal" officeooo:rsid="00603d8a" style:font-weight-asian="normal" style:font-weight-complex="normal"/>
    </style:style>
    <style:style style:name="T11" style:family="text">
      <style:text-properties fo:font-weight="normal" officeooo:rsid="00617be1" style:font-weight-asian="normal" style:font-weight-complex="normal"/>
    </style:style>
    <style:style style:name="T12" style:family="text">
      <style:text-properties fo:font-weight="normal" officeooo:rsid="00625134" style:font-weight-asian="normal" style:font-weight-complex="normal"/>
    </style:style>
    <style:style style:name="T13" style:family="text">
      <style:text-properties fo:font-weight="normal" officeooo:rsid="00636f19" style:font-weight-asian="normal" style:font-weight-complex="normal"/>
    </style:style>
    <style:style style:name="T14" style:family="text">
      <style:text-properties fo:font-weight="normal" officeooo:rsid="00647dad" style:font-weight-asian="normal" style:font-weight-complex="normal"/>
    </style:style>
    <style:style style:name="T15" style:family="text">
      <style:text-properties fo:font-weight="normal" officeooo:rsid="0065362f" style:font-weight-asian="normal" style:font-weight-complex="normal"/>
    </style:style>
    <style:style style:name="T16" style:family="text">
      <style:text-properties fo:font-weight="normal" officeooo:rsid="0068126e" style:font-weight-asian="normal" style:font-weight-complex="normal"/>
    </style:style>
    <style:style style:name="T17" style:family="text">
      <style:text-properties fo:font-weight="normal" officeooo:rsid="006ae09a" style:font-weight-asian="normal" style:font-weight-complex="normal"/>
    </style:style>
    <style:style style:name="T18" style:family="text">
      <style:text-properties fo:font-weight="normal" officeooo:rsid="006b56ea" style:font-weight-asian="normal" style:font-weight-complex="normal"/>
    </style:style>
    <style:style style:name="T19" style:family="text">
      <style:text-properties fo:font-weight="normal" officeooo:rsid="006cf833" style:font-weight-asian="normal" style:font-weight-complex="normal"/>
    </style:style>
    <style:style style:name="T20" style:family="text">
      <style:text-properties fo:font-weight="normal" officeooo:rsid="006ec3b8" style:font-weight-asian="normal" style:font-weight-complex="normal"/>
    </style:style>
    <style:style style:name="T21" style:family="text">
      <style:text-properties fo:font-weight="normal" officeooo:rsid="00702c29" style:font-weight-asian="normal" style:font-weight-complex="normal"/>
    </style:style>
    <style:style style:name="T22" style:family="text">
      <style:text-properties fo:font-weight="normal" officeooo:rsid="0070da85" style:font-weight-asian="normal" style:font-weight-complex="normal"/>
    </style:style>
    <style:style style:name="T23" style:family="text">
      <style:text-properties fo:font-weight="normal" officeooo:rsid="0073e65d" style:font-weight-asian="normal" style:font-weight-complex="normal"/>
    </style:style>
    <style:style style:name="T24" style:family="text">
      <style:text-properties fo:font-weight="normal" officeooo:rsid="00740e66" style:font-weight-asian="normal" style:font-weight-complex="normal"/>
    </style:style>
    <style:style style:name="T25" style:family="text">
      <style:text-properties officeooo:rsid="00740e6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clanek"><text:span text:style-name="T4">Zápis z prvního zasedání zakladatelů </text:span><text:span text:style-name="T3">spolku</text:span><text:line-break/>”<text:span text:style-name="T1">Krčín z.s.</text:span>”</text:p>
      <text:p text:style-name="Standard"><text:line-break/></text:p>
      <text:p text:style-name="P2"><text:span text:style-name="T2"><text:tab/></text:span><text:span text:style-name="T5">První zasedání spolku Krčín z.s. se konalo dne</text:span><text:span text:style-name="T20"><text:tab/><text:tab/></text:span><text:span text:style-name="T5"><text:tab/>v<text:tab/></text:span><text:span text:style-name="T20"><text:tab/><text:tab/><text:tab/></text:span><text:span text:style-name="T5">ve<text:tab/></text:span><text:span text:style-name="T20"><text:tab/></text:span><text:span text:style-name="T5">hodin.</text:span></text:p>
      <text:p text:style-name="P2"><text:span text:style-name="T5"/></text:p>
      <text:p text:style-name="P2"><text:span text:style-name="T5">Zasedání svolal svolavatel Ing. et Bc. Jiří Liška. </text:span></text:p>
      <text:p text:style-name="P2"><text:span text:style-name="T5"/></text:p>
      <text:p text:style-name="P2"><text:span text:style-name="T5">Přítomni</text:span></text:p>
      <text:p text:style-name="P2"><text:span text:style-name="T5"><text:tab/>1. Martin Holub</text:span></text:p>
      <text:p text:style-name="P2"><text:span text:style-name="T5"><text:tab/>2. Ing. et Bc. Jiří Liška</text:span></text:p>
      <text:p text:style-name="P2"><text:span text:style-name="T5"><text:tab/>3. Ing. et Mgr. Zdeněk Tesař</text:span></text:p>
      <text:p text:style-name="P2"><text:span text:style-name="T5"/></text:p>
      <text:p text:style-name="P8"><text:span text:style-name="T5">Průběh zasedání:</text:span></text:p>
      <text:p text:style-name="P2"><text:span text:style-name="T5"/></text:p>
      <text:p text:style-name="P8"><text:span text:style-name="T5">I. Zahájení zasedání</text:span></text:p>
      <text:p text:style-name="P8"><text:span text:style-name="T5"/></text:p>
      <text:p text:style-name="P3"><text:span text:style-name="T5"><text:tab/>Zasedání zahájil svolavatel </text:span><text:span text:style-name="T12">I</text:span><text:span text:style-name="T5">ng. et Bc. Jiří Liška.</text:span></text:p>
      <text:p text:style-name="P2"><text:span text:style-name="T5"/></text:p>
      <text:p text:style-name="P8"><text:span text:style-name="T5">II. Odsouhlasení stanov</text:span></text:p>
      <text:p text:style-name="P8"><text:span text:style-name="T5"/></text:p>
      <text:p text:style-name="P16"><text:span text:style-name="T6"><text:tab/></text:span><text:span text:style-name="T5">Všichni přítomní zakladatelé odsouhlasili stanovy spolku </text:span><text:span text:style-name="T6">Krčín z.s.</text:span><text:span text:style-name="T5"> v souladu s § 218 zákona č. 89/2012 Sb., občanský zákoník. Písemná forma stanov je přílohou</text:span><text:span text:style-name="T11"> této listiny</text:span><text:span text:style-name="T5">. </text:span></text:p>
      <text:p text:style-name="P4"><text:span text:style-name="T6"/></text:p>
      <text:p text:style-name="P8"><text:span text:style-name="T5">III. Volba členů výboru spolku</text:span></text:p>
      <text:p text:style-name="P8"><text:span text:style-name="T5"/></text:p>
      <text:p text:style-name="P4"><text:span text:style-name="T6"><text:tab/>Členy výboru spolku </text:span><text:span text:style-name="T24">se dnem tohoto zasedání stávají</text:span><text:span text:style-name="T6"> všichni zakladatelé spolku</text:span><text:span text:style-name="T14">:</text:span></text:p>
      <text:list xml:id="list100968901" text:style-name="Numbering_20_123">
        <text:list-item>
          <text:p text:style-name="clenoveVyboruStyle"><text:span text:style-name="T5">Martin Holub</text:span><text:span text:style-name="T13">, narozen</text:span><text:span text:style-name="T23"> 28.7.1975</text:span><text:span text:style-name="T13">, bytem</text:span><text:span text:style-name="T16"> Vrchlického 320, Třeboň II, 37901 Třeboň</text:span></text:p>
        </text:list-item>
        <text:list-item>
          <text:p text:style-name="clenoveVyboruStyle"><text:span text:style-name="T5">Ing. et Bc. Jiří Liška</text:span><text:span text:style-name="T13">, narozen 9.8.1972, bytem Vodárenská 1097, </text:span><text:span text:style-name="T16">Třeboň II, </text:span><text:span text:style-name="T13">379 01 Třeboň </text:span></text:p>
        </text:list-item>
        <text:list-item>
          <text:p text:style-name="clenoveVyboruStyle"><text:span text:style-name="T5">Ing. et Mgr. Zdeněk Tesař</text:span><text:span text:style-name="T16">, narozen 11.10.1973 , bytem Novohradská 235, Třeboň II, 37901 Třeboň</text:span></text:p>
        </text:list-item>
      </text:list>
      <text:p text:style-name="P2"><text:span text:style-name="T5"/></text:p>
      <text:p text:style-name="P2"><text:span text:style-name="T5"><text:tab/>Zakladatelé zvolili předsedou výboru spolku Ing. et Bc. Jiřího Lišku.</text:span></text:p>
      <text:p text:style-name="P2"><text:span text:style-name="T5"/></text:p>
      <text:p text:style-name="P12"><text:span text:style-name="T5"><text:tab/>Zakladatelé se </text:span><text:span text:style-name="T17">zároveň </text:span><text:span text:style-name="T5">stávají členy</text:span><text:span text:style-name="T24"> spolku</text:span><text:span text:style-name="T5"> se členstvím výkonným podle článku IV stanov spolku.</text:span></text:p>
      <text:p text:style-name="P2"><text:span text:style-name="T5"/></text:p>
      <text:p text:style-name="P9"><text:span text:style-name="T5">IV. Sídlo spolku</text:span></text:p>
      <text:p text:style-name="P9"><text:span text:style-name="T5"/></text:p>
      <text:p text:style-name="P5"><text:span text:style-name="T5"><text:tab/>Zakladatelé se shodli na sídle spolku Vodárenská 1097, </text:span><text:span text:style-name="T21">Třeboň II, </text:span><text:span text:style-name="T5">379 01 <text:s/>Třeboň. </text:span></text:p>
      <text:p text:style-name="P5"><text:span text:style-name="T7"><text:tab/></text:span><text:span text:style-name="T5">Zakladatel Jiří Liška jako vlastník bytové jednotky 1097/5 v budově č.p. 1097 v katastrálním území Třeboň</text:span><text:span text:style-name="T18">, obec Třeboň, část obce Třeboň II</text:span><text:span text:style-name="T5">, zapsané na listu vlastnictví 4767 k.ú. Třeboň u Katastrálního úřadu pro Jihočeský kraj, Katastrální pracoviště Jindřichův Hradec </text:span><text:span text:style-name="T2">souhlasí</text:span><text:span text:style-name="T5"> s umístěním sídla spolku ve výše uvedené nemovitosti</text:span><text:span text:style-name="T8">, jak stvrzuje svým podpisem pod touto listinou</text:span><text:span text:style-name="T5">.</text:span></text:p>
      <text:p text:style-name="P2"><text:span text:style-name="T5"/></text:p>
      <text:p text:style-name="P10"><text:span text:style-name="T5">V. Souhlasy osob se zapsáním do spolkového rejstříku</text:span></text:p>
      <text:p text:style-name="P10"><text:soft-page-break/><text:span text:style-name="T5"/></text:p>
      <text:p text:style-name="P7"><text:span text:style-name="T9"><text:tab/>Všichni níže podepsaní prohlašují, že jsou způsobilí vykonávat funkce členů výboru spolku Krčín z.s., kterými byli zvoleni. Zejména prohlašují, že nejsou v úpadku a jsou plně svéprávní. </text:span></text:p>
      <text:p text:style-name="P7"><text:span text:style-name="T9">Tyto funkce přijímají a souhlasí se zápisem do spolkového rejstříku. Pro tuto potřebu též dávají svolení k užití svých osobních údajů. </text:span></text:p>
      <text:p text:style-name="P6"><text:span text:style-name="T5"><text:tab/></text:span><text:span text:style-name="T6">Ing. et Bc. Jiří Liška</text:span><text:span text:style-name="T5"> </text:span><text:span text:style-name="T15">též </text:span><text:span text:style-name="T5">prohlašuje, že přijímá funkci předsedy spolku</text:span><text:span text:style-name="T10"> </text:span><text:span text:style-name="T5">Krčín z.s. a je způsobilý ji vykonávat. </text:span></text:p>
      <text:p text:style-name="P6"><text:span text:style-name="T5"/></text:p>
      <text:p text:style-name="P11"><text:span text:style-name="T5"><text:tab/>Zakladatelé zmocňují Ing. et Bc. Jiřího Lišku k potřebným úkonům směřujícím k zápisu spolku </text:span><text:span text:style-name="T9">Krčín z.s.</text:span><text:span text:style-name="T5"> do spolkového rejstříku.</text:span></text:p>
      <text:p text:style-name="P11"><text:span text:style-name="T5"/></text:p>
      <text:p text:style-name="P11"><text:span text:style-name="T5"/></text:p>
      <text:p text:style-name="P4"><text:span text:style-name="T6">Výše uvedené skutečnosti </text:span><text:span text:style-name="T22">zakladatelé </text:span><text:span text:style-name="T19">stvrzují</text:span><text:span text:style-name="T6"> svými vlastnoručními podpisy.</text:span></text:p>
      <text:p text:style-name="P2"><text:span text:style-name="T5"/></text:p>
      <text:p text:style-name="P14"/>
      <text:p text:style-name="P15"/>
      <text:p text:style-name="P15"/>
      <text:p text:style-name="P15"/>
      <text:p text:style-name="P15"/>
      <text:p text:style-name="P13">................................ <text:s text:c="15"/>................................<text:tab/><text:tab/><text:tab/>................................</text:p>
      <text:p text:style-name="P13"/>
      <text:p text:style-name="P13">Martin Holub<text:tab/><text:tab/><text:tab/>Ing. et Bc. Jiří Liška<text:tab/><text:tab/><text:tab/>Ing. et Mgr. Zdeněk Tesař</text:p>
      <text:p text:style-name="P17"/>
      <text:p text:style-name="P18">Příloha: 1. Stanovy spolku Krčín z.s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cs" fo:country="CZ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class="text"/>
    <style:style style:name="Table_20_Contents" style:display-name="Table Contents" style:family="paragraph" style:parent-style-name="Standard" style:class="extra"/>
    <style:style style:name="paragraph01" style:family="paragraph" style:parent-style-name="Standard" style:master-page-name="">
      <style:paragraph-properties fo:margin-left="0cm" fo:margin-right="0cm" fo:margin-top="0.199cm" fo:margin-bottom="0.199cm" style:contextual-spacing="false" fo:line-height="100%" fo:text-indent="0cm" style:auto-text-indent="false" style:page-number="auto">
        <style:tab-stops/>
      </style:paragraph-properties>
    </style:style>
    <style:style style:name="clanek" style:family="paragraph" style:parent-style-name="Standard">
      <style:paragraph-properties fo:margin-top="0.101cm" fo:margin-bottom="0.101cm" style:contextual-spacing="false" fo:text-align="center" style:justify-single-word="false"/>
      <style:text-properties fo:font-weight="bold" style:font-weight-asian="bold" style:font-weight-complex="bold"/>
    </style:style>
    <style:style style:name="body" style:family="paragraph" style:parent-style-name="paragraph01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numbering01" style:family="paragraph" style:parent-style-name="paragraph01" style:list-style-name="Numbering_20_123"/>
    <style:style style:name="numering02" style:family="paragraph" style:parent-style-name="numbering01" style:list-style-name="Numbering_20_ABC">
      <style:text-properties officeooo:rsid="003cd1b2"/>
    </style:style>
    <style:style style:name="numbering02" style:family="paragraph" style:parent-style-name="Standard" style:default-outline-level="2" style:list-style-name="Numbering_20_ABC" style:master-page-name="">
      <style:paragraph-properties style:page-number="auto"/>
    </style:style>
    <style:style style:name="numbering01_5f_2" style:display-name="numbering01_2" style:family="paragraph" style:parent-style-name="numbering01">
      <style:paragraph-properties text:number-lines="true" text:line-number="1"/>
    </style:style>
    <style:style style:name="clenoveVyboruStyle" style:family="paragraph" style:parent-style-name="Standard" style:list-style-name="Numbering_20_123">
      <style:paragraph-properties fo:margin-top="0.3cm" fo:margin-bottom="0cm" style:contextual-spacing="false"/>
      <style:text-properties officeooo:rsid="005cb3af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33cm" fo:text-indent="-0.7cm" fo:margin-left="1.33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03cm" fo:text-indent="-0.7cm" fo:margin-left="2.03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31cm" fo:text-indent="-0.7cm" fo:margin-left="2.731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431cm" fo:text-indent="-0.7cm" fo:margin-left="3.431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131cm" fo:text-indent="-0.7cm" fo:margin-left="4.13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831cm" fo:text-indent="-0.7cm" fo:margin-left="4.831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532cm" fo:text-indent="-0.7cm" fo:margin-left="5.532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232cm" fo:text-indent="-0.7cm" fo:margin-left="6.232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32cm" fo:text-indent="-0.7cm" fo:margin-left="6.932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7.632cm" fo:text-indent="-0.7cm" fo:margin-left="7.632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</text:page-number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Jiri Liska</meta:initial-creator>
    <meta:creation-date>2020-10-01T16:09:23.064000000</meta:creation-date>
    <dc:date>2020-10-15T14:47:30.082000000</dc:date>
    <meta:editing-duration>PT5H45M9S</meta:editing-duration>
    <meta:editing-cycles>97</meta:editing-cycles>
    <meta:generator>LibreOffice/7.0.1.2$Windows_X86_64 LibreOffice_project/7cbcfc562f6eb6708b5ff7d7397325de9e764452</meta:generator>
    <dc:creator>Jiri Liska</dc:creator>
    <meta:document-statistic meta:table-count="0" meta:image-count="0" meta:object-count="0" meta:page-count="2" meta:paragraph-count="33" meta:word-count="364" meta:character-count="2472" meta:non-whitespace-character-count="2093"/>
  </office:meta>
</office:document-meta>
</file>